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fr" fo:country="FR" fo:font-weight="normal" officeooo:rsid="00218bef" officeooo:paragraph-rsid="00218bef"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fr" fo:country="FR" fo:font-weight="normal" officeooo:rsid="003ea643" officeooo:paragraph-rsid="003ea643"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fr" fo:country="FR" fo:font-weight="normal" officeooo:rsid="003ea643" officeooo:paragraph-rsid="003ea64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fr" fo:country="FR" fo:font-weight="normal" officeooo:rsid="003ea643" officeooo:paragraph-rsid="004083a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216ab2" officeooo:paragraph-rsid="00216ab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fr" fo:country="FR" fo:font-weight="normal" officeooo:rsid="0047b7c9" officeooo:paragraph-rsid="0047b7c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fr" fo:country="FR" style:text-underline-style="none" fo:font-weight="normal" officeooo:rsid="0024e995" officeooo:paragraph-rsid="002ef67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fr" fo:country="FR" fo:font-style="normal" style:text-underline-style="none" fo:font-weight="normal" officeooo:rsid="0024e995" officeooo:paragraph-rsid="0024e995"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fr" fo:country="FR" fo:font-style="normal" style:text-underline-style="none" fo:font-weight="normal" officeooo:rsid="0026c117" officeooo:paragraph-rsid="0026c117"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fr" fo:country="FR" fo:font-style="normal" style:text-underline-style="none" fo:font-weight="normal" officeooo:rsid="0026c117" officeooo:paragraph-rsid="002ef67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fr" fo:country="FR" fo:font-style="normal" style:text-underline-style="none" fo:font-weight="bold" officeooo:rsid="002ad515" officeooo:paragraph-rsid="002ad515"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normal" officeooo:rsid="002ad515" officeooo:paragraph-rsid="002ad51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normal" officeooo:rsid="0033c0f5" officeooo:paragraph-rsid="0035d18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normal" officeooo:rsid="0033c0f5" officeooo:paragraph-rsid="0039cbdd"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normal" officeooo:rsid="003ad144" officeooo:paragraph-rsid="003ad144"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4pt" fo:language="fr" fo:country="FR" fo:font-weight="bold" officeooo:rsid="00216ab2" officeooo:paragraph-rsid="00216ab2"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language="fr" fo:country="FR" fo:font-weight="bold" officeooo:rsid="00216ab2" officeooo:paragraph-rsid="00216ab2"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language="fr" fo:country="FR" fo:font-weight="bold" officeooo:rsid="003ea643" officeooo:paragraph-rsid="003ea643" style:font-size-asian="14pt" style:font-weight-asian="bold" style:font-size-complex="14pt" style:font-weight-complex="bold"/>
    </style:style>
    <style:style style:name="P19" style:family="paragraph" style:parent-style-name="Standard" style:list-style-name="L1">
      <style:paragraph-properties fo:text-align="justify" style:justify-single-word="false"/>
      <style:text-properties fo:font-size="12pt" fo:language="fr" fo:country="FR" fo:font-weight="normal" officeooo:rsid="003ea643" officeooo:paragraph-rsid="003ea643" style:font-size-asian="10.5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language="fr" fo:country="FR" fo:font-weight="normal" officeooo:rsid="004040b9" officeooo:paragraph-rsid="004040b9"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language="fr" fo:country="FR" fo:font-weight="normal" officeooo:rsid="004528ce" officeooo:paragraph-rsid="004528ce" style:font-size-asian="10.5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language="fr" fo:country="FR" fo:font-weight="normal" officeooo:rsid="0045b2f7" officeooo:paragraph-rsid="0045b2f7"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fo:language="fr" fo:country="FR" fo:font-weight="normal" officeooo:rsid="0047b7c9" officeooo:paragraph-rsid="0047b7c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fr" fo:country="FR" fo:font-weight="normal" officeooo:rsid="0047b7c9" officeooo:paragraph-rsid="0047b7c9" style:font-size-asian="10.5pt" style:font-weight-asian="normal" style:font-size-complex="12pt" style:font-weight-complex="normal"/>
    </style:style>
    <style:style style:name="P25" style:family="paragraph" style:parent-style-name="Standard" style:list-style-name="L1">
      <style:paragraph-properties fo:text-align="justify" style:justify-single-word="false"/>
      <style:text-properties fo:font-size="12pt" fo:language="fr" fo:country="FR" fo:font-weight="normal" officeooo:rsid="00481b6e" officeooo:paragraph-rsid="00481b6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fr" fo:country="FR" fo:font-weight="normal" officeooo:rsid="00481b6e" officeooo:paragraph-rsid="00481b6e"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font-size="12pt" fo:language="fr" fo:country="FR" fo:font-weight="normal" officeooo:rsid="004b4bdb" officeooo:paragraph-rsid="004b4bd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fr" fo:country="FR" fo:font-weight="normal" officeooo:rsid="004dd41e" officeooo:paragraph-rsid="004dd41e" style:font-size-asian="10.5pt" style:font-weight-asian="normal" style:font-size-complex="12pt" style:font-weight-complex="normal"/>
    </style:style>
    <style:style style:name="P29" style:family="paragraph" style:parent-style-name="Standard" style:list-style-name="L3">
      <style:paragraph-properties fo:text-align="justify" style:justify-single-word="false"/>
      <style:text-properties fo:font-size="12pt" fo:language="fr" fo:country="FR" style:text-underline-style="none" fo:font-weight="normal" officeooo:rsid="00218bef" officeooo:paragraph-rsid="00218bef" style:font-size-asian="10.5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fo:font-size="12pt" fo:language="fr" fo:country="FR" style:text-underline-style="none" fo:font-weight="normal" officeooo:rsid="00234ad4" officeooo:paragraph-rsid="0033613c" style:font-size-asian="10.5pt" style:font-weight-asian="normal" style:font-size-complex="12pt" style:font-weight-complex="normal"/>
    </style:style>
    <style:style style:name="P31" style:family="paragraph" style:parent-style-name="Standard" style:list-style-name="L4">
      <style:paragraph-properties fo:text-align="justify" style:justify-single-word="false"/>
      <style:text-properties fo:font-size="12pt" fo:language="fr" fo:country="FR" style:text-underline-style="none" fo:font-weight="normal" officeooo:rsid="0024e995" officeooo:paragraph-rsid="0024e995"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fr" fo:country="FR" style:text-underline-style="none" fo:font-weight="normal" officeooo:rsid="0024e995" officeooo:paragraph-rsid="0033613c" style:font-size-asian="10.5pt" style:font-weight-asian="normal" style:font-size-complex="12pt" style:font-weight-complex="normal"/>
    </style:style>
    <style:style style:name="P33" style:family="paragraph" style:parent-style-name="Standard" style:list-style-name="L7">
      <style:paragraph-properties fo:text-align="justify" style:justify-single-word="false"/>
      <style:text-properties fo:font-size="12pt" fo:language="fr" fo:country="FR" style:text-underline-style="none" fo:font-weight="normal" officeooo:rsid="0026c117" officeooo:paragraph-rsid="0026c11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language="fr" fo:country="FR" fo:font-style="normal" style:text-underline-style="none" fo:font-weight="normal" officeooo:rsid="0026c117" officeooo:paragraph-rsid="002ef679" style:font-size-asian="10.5pt" style:font-style-asian="normal" style:font-weight-asian="normal" style:font-size-complex="12pt" style:font-style-complex="normal" style:font-weight-complex="normal"/>
    </style:style>
    <style:style style:name="P35" style:family="paragraph" style:parent-style-name="Standard" style:list-style-name="L6">
      <style:paragraph-properties fo:text-align="justify" style:justify-single-word="false"/>
      <style:text-properties fo:font-size="12pt" fo:language="fr" fo:country="FR" fo:font-style="normal" style:text-underline-style="none" fo:font-weight="normal" officeooo:rsid="0026c117" officeooo:paragraph-rsid="0026c117"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language="fr" fo:country="FR" fo:font-style="normal" style:text-underline-style="none" fo:font-weight="normal" officeooo:rsid="0028d95c" officeooo:paragraph-rsid="0026c117"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language="fr" fo:country="FR" fo:font-style="normal" style:text-underline-style="none" fo:font-weight="normal" officeooo:rsid="002ad515" officeooo:paragraph-rsid="002ad51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language="fr" fo:country="FR" fo:font-style="normal" style:text-underline-style="none" fo:font-weight="normal" officeooo:rsid="0033c0f5" officeooo:paragraph-rsid="0033c0f5"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language="fr" fo:country="FR" fo:font-style="normal" style:text-underline-style="none" fo:font-weight="normal" officeooo:rsid="0035d18b" officeooo:paragraph-rsid="0035d18b"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language="fr" fo:country="FR" fo:font-style="normal" style:text-underline-style="none" fo:font-weight="normal" officeooo:rsid="003ad144" officeooo:paragraph-rsid="003ad144"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language="fr" fo:country="FR" fo:font-style="normal" style:text-underline-style="none" fo:font-weight="normal" officeooo:rsid="003e0b89" officeooo:paragraph-rsid="003ad144"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fr" fo:country="FR" fo:font-style="normal" style:text-underline-style="none" fo:font-weight="normal" officeooo:rsid="003d3b50" officeooo:paragraph-rsid="003ad144"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normal" officeooo:rsid="003ad144" officeooo:paragraph-rsid="003ad144" style:font-size-asian="10.5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justify" style:justify-single-word="false"/>
      <style:text-properties officeooo:rsid="0047b7c9" officeooo:paragraph-rsid="0047b7c9"/>
    </style:style>
    <style:style style:name="P45" style:family="paragraph" style:parent-style-name="Standard" style:list-style-name="L5">
      <style:paragraph-properties fo:text-align="justify" style:justify-single-word="false"/>
      <style:text-properties officeooo:paragraph-rsid="0033613c"/>
    </style:style>
    <style:style style:name="P46" style:family="paragraph" style:parent-style-name="Standard">
      <style:paragraph-properties fo:text-align="center" style:justify-single-word="false"/>
      <style:text-properties fo:font-size="14pt" fo:language="fr" fo:country="FR" fo:font-weight="bold" officeooo:rsid="004dd41e" officeooo:paragraph-rsid="004dd41e" style:font-size-asian="14pt" style:font-weight-asian="bold" style:font-size-complex="14pt" style:font-weight-complex="bold"/>
    </style:style>
    <style:style style:name="P47" style:family="paragraph" style:parent-style-name="Standard">
      <style:paragraph-properties fo:text-align="start" style:justify-single-word="false"/>
      <style:text-properties fo:font-size="14pt" fo:language="fr" fo:country="FR" fo:font-weight="bold" officeooo:rsid="004dd41e" officeooo:paragraph-rsid="004dd41e" style:font-size-asian="14pt" style:font-weight-asian="bold" style:font-size-complex="14pt" style:font-weight-complex="bold"/>
    </style:style>
    <style:style style:name="P48" style:family="paragraph" style:parent-style-name="Standard">
      <style:paragraph-properties fo:text-align="center" style:justify-single-word="false"/>
      <style:text-properties fo:font-size="14pt" fo:language="fr" fo:country="FR" fo:font-weight="bold" officeooo:rsid="0051a73f" officeooo:paragraph-rsid="0051a73f" style:font-size-asian="12.25pt" style:font-weight-asian="bold" style:font-size-complex="14pt" style:font-weight-complex="bold"/>
    </style:style>
    <style:style style:name="P49" style:family="paragraph" style:parent-style-name="Standard">
      <style:paragraph-properties fo:text-align="start" style:justify-single-word="false"/>
      <style:text-properties fo:font-size="14pt" fo:language="fr" fo:country="FR" fo:font-weight="bold" officeooo:rsid="0051a73f" officeooo:paragraph-rsid="0051a73f" style:font-size-asian="12.25pt" style:font-weight-asian="bold" style:font-size-complex="14pt" style:font-weight-complex="bold"/>
    </style:style>
    <style:style style:name="T1" style:family="text">
      <style:text-properties officeooo:rsid="004083ab"/>
    </style:style>
    <style:style style:name="T2" style:family="text">
      <style:text-properties officeooo:rsid="002290a2"/>
    </style:style>
    <style:style style:name="T3" style:family="text">
      <style:text-properties fo:font-style="normal" style:font-style-asian="normal" style:font-style-complex="normal"/>
    </style:style>
    <style:style style:name="T4" style:family="text">
      <style:text-properties fo:font-style="normal" officeooo:rsid="0028d95c" style:font-style-asian="normal" style:font-style-complex="normal"/>
    </style:style>
    <style:style style:name="T5" style:family="text">
      <style:text-properties fo:font-style="normal" officeooo:rsid="00320866" style:font-style-asian="normal" style:font-style-complex="normal"/>
    </style:style>
    <style:style style:name="T6" style:family="text">
      <style:text-properties fo:font-style="normal" officeooo:rsid="0027c83e"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340bc8" style:font-style-asian="normal" style:font-style-complex="normal"/>
    </style:style>
    <style:style style:name="T9" style:family="text">
      <style:text-properties fo:font-style="normal" style:text-underline-style="none" officeooo:rsid="00346a28" style:font-style-asian="normal" style:font-style-complex="normal"/>
    </style:style>
    <style:style style:name="T10" style:family="text">
      <style:text-properties fo:font-style="normal" style:text-underline-style="none" officeooo:rsid="0035d18b" style:font-style-asian="normal" style:font-style-complex="normal"/>
    </style:style>
    <style:style style:name="T11" style:family="text">
      <style:text-properties fo:font-style="normal" style:text-underline-style="none" officeooo:rsid="0037cf34" style:font-style-asian="normal" style:font-style-complex="normal"/>
    </style:style>
    <style:style style:name="T12" style:family="text">
      <style:text-properties fo:font-style="normal" style:text-underline-style="none" officeooo:rsid="0039cbdd" style:font-style-asian="normal" style:font-style-complex="normal"/>
    </style:style>
    <style:style style:name="T13" style:family="text">
      <style:text-properties fo:font-style="normal" style:text-underline-style="none" officeooo:rsid="003c4e76" style:font-style-asian="normal" style:font-style-complex="normal"/>
    </style:style>
    <style:style style:name="T14" style:family="text">
      <style:text-properties fo:font-style="normal" style:text-underline-style="none" officeooo:rsid="003d3b50" style:font-style-asian="normal" style:font-style-complex="normal"/>
    </style:style>
    <style:style style:name="T15" style:family="text">
      <style:text-properties fo:font-style="normal" style:text-underline-style="none" officeooo:rsid="003e0b89" style:font-style-asian="normal" style:font-style-complex="normal"/>
    </style:style>
    <style:style style:name="T16" style:family="text">
      <style:text-properties fo:font-size="12pt" fo:language="fr" fo:country="FR" fo:font-style="normal" style:text-underline-style="none" fo:font-weight="normal" officeooo:rsid="0024e995" style:font-size-asian="10.5pt" style:font-style-asian="normal" style:font-weight-asian="normal" style:font-size-complex="12pt" style:font-style-complex="normal" style:font-weight-complex="normal"/>
    </style:style>
    <style:style style:name="T17" style:family="text">
      <style:text-properties fo:font-size="12pt" fo:language="fr" fo:country="FR" style:text-underline-style="none" fo:font-weight="normal" officeooo:rsid="0024e995" style:font-size-asian="10.5pt" style:font-weight-asian="normal" style:font-size-complex="12pt" style:font-weight-complex="normal"/>
    </style:style>
    <style:style style:name="T18" style:family="text">
      <style:text-properties fo:font-size="12pt" fo:language="fr" fo:country="FR" style:text-underline-style="none" fo:font-weight="normal" officeooo:rsid="00218bef" style:font-size-asian="10.5pt" style:font-weight-asian="normal" style:font-size-complex="12pt" style:font-weight-complex="normal"/>
    </style:style>
    <style:style style:name="T19" style:family="text">
      <style:text-properties fo:font-size="12pt" fo:language="fr" fo:country="FR" fo:font-style="italic" style:text-underline-style="none" fo:font-weight="normal" officeooo:rsid="0024e995" style:font-size-asian="10.5pt" style:font-style-asian="italic" style:font-weight-asian="normal" style:font-size-complex="12pt" style:font-style-complex="italic" style:font-weight-complex="normal"/>
    </style:style>
    <style:style style:name="T20" style:family="text">
      <style:text-properties fo:font-size="12pt" fo:language="fr" fo:country="FR" fo:font-weight="normal" style:font-size-asian="10.5pt" style:font-weight-asian="normal" style:font-size-complex="12pt" style:font-weight-complex="normal"/>
    </style:style>
    <style:style style:name="T21" style:family="text">
      <style:text-properties fo:font-size="12pt" fo:language="fr" fo:country="FR" fo:font-weight="normal" officeooo:rsid="00481b6e" style:font-size-asian="10.5pt" style:font-weight-asian="normal" style:font-size-complex="12pt" style:font-weight-complex="normal"/>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officeooo:rsid="002ef679"/>
    </style:style>
    <style:style style:name="T24" style:family="text">
      <style:text-properties officeooo:rsid="0033613c"/>
    </style:style>
    <style:style style:name="T25" style:family="text">
      <style:text-properties officeooo:rsid="0043aa35"/>
    </style:style>
    <style:style style:name="T26" style:family="text">
      <style:text-properties officeooo:rsid="00475e03"/>
    </style:style>
    <style:style style:name="T27" style:family="text">
      <style:text-properties officeooo:rsid="00506eeb"/>
    </style:style>
    <style:style style:name="T28" style:family="text">
      <style:text-properties officeooo:rsid="005102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8">Répartition du travail</text:p>
      <text:p text:style-name="P2"/>
      <text:p text:style-name="P4"><text:tab/>Au début du projet, nous travaillions de manière séparée sur les TD, les suivant linéairement, en attendant de trouver un projet. Juste avant le TD5, le Binet Point Gamma nous a confirmé le projet. Nous avons ensuite créé progressivement le site, en travaillant <text:span text:style-name="T1">très souvent</text:span> l’un à côté de l’autre mais sur des tâches séparées. <text:span text:style-name="T1">Dans tous les cas, nous utilisions Github* pour gérer les différentes versions.</text:span></text:p>
      <text:p text:style-name="P4">On peut distinguer plusieurs étapes dans la mise en <text:span text:style-name="T25">œuvre</text:span> de notre projet :</text:p>
      <text:p text:style-name="P3"/>
      <text:list xml:id="list4366448778321346062" text:style-name="L1">
        <text:list-item>
          <text:p text:style-name="P19">Création de la NavBar par Valentin : </text:p>
        </text:list-item>
      </text:list>
      <text:p text:style-name="P3"/>
      <text:list xml:id="list181337690959090" text:continue-numbering="true" text:style-name="L1">
        <text:list-item>
          <text:p text:style-name="P20">Application des TD précédents à notre projet par Matthieu : </text:p>
          <text:p text:style-name="P21">Création du fichier index.php, gestion des sessions, fonctions de génération de header/footer.</text:p>
          <text:p text:style-name="P22">Formulaire de connexion en prévision des comptes des X <text:span text:style-name="T26">pour les bars.</text:span></text:p>
        </text:list-item>
      </text:list>
      <text:p text:style-name="P6"/>
      <text:list xml:id="list181336556703279" text:continue-numbering="true" text:style-name="L1">
        <text:list-item>
          <text:p text:style-name="P23">Création de la base de données par Matthieu : </text:p>
          <text:p text:style-name="P23">Anticipation des attributs intéressants pour les bars et les utilisateurs. </text:p>
          <text:p text:style-name="P23">Création de la table ToBeApproved pour les candidatures aux bars.</text:p>
        </text:list-item>
      </text:list>
      <text:p text:style-name="P6"/>
      <text:list xml:id="list181336519712041" text:continue-numbering="true" text:style-name="L1">
        <text:list-item>
          <text:p text:style-name="P44"><text:span text:style-name="T20">Création des fonctions de la page content_bars.php</text:span><text:span text:style-name="T21"> :</text:span></text:p>
          <text:p text:style-name="P25">Méthodes dynamiques pour gérer les utilisateurs. (Matthieu)</text:p>
        </text:list-item>
      </text:list>
      <text:p text:style-name="P26"><text:tab/>Mise en place d’un échange AJAX pour éditer la description. (Valentin et Matthieu)</text:p>
      <text:p text:style-name="P6"/>
      <text:list xml:id="list5926634889372808135" text:style-name="L2">
        <text:list-item>
          <text:p text:style-name="P27">Création d’une classe User par Matthieu :</text:p>
          <text:p text:style-name="P27">Implémentation de méthodes d’objet utiles</text:p>
        </text:list-item>
      </text:list>
      <text:p text:style-name="P17"><text:tab/></text:p>
      <text:p text:style-name="P17"/>
      <text:p text:style-name="P17"/>
      <text:p text:style-name="P46">Les sessions</text:p>
      <text:p text:style-name="P47"/>
      <text:p text:style-name="P28"><text:tab/>Les membres du Binet Réseau vont pouvoir sur le long terme nous fournir un moyen d’authentifier les X en passant par Frankiz. Cependant, nous n’avons pas accès à <text:span text:style-name="T28">la réponse de Frankiz</text:span> pour l’instant. De plus, il nous faudra stocker les utilisateurs dans les bars, ce qui n’est pas le cas de tous les X. Nous avons donc choisi de considérer connue une table « users » pour notre MODAL, <text:span text:style-name="T27">ce qui était le plus cohérent avec le fait que le Binet Réseau nous fournira une réponse à chaque demande d’authentification. Sur le long terme, à chaque première utilisation, on stockera l’utilisateur ainsi que son bar éventuel.</text:span></text:p>
      <text:p text:style-name="P28"/>
      <text:p text:style-name="P48">La base de donnée</text:p>
      <text:p text:style-name="P48"/>
      <text:p text:style-name="P49"><text:tab/><text:span text:style-name="T22">Elle comporte 3 tables : « Users », « Bars », « ToBeApproved ».</text:span></text:p>
      <text:p text:style-name="P49"><text:span text:style-name="T22">Les deux premières servent simplement à stocker les informations relatives aux utilisateurs et bars. La dernière contient les demandes des utilisateurs pour rejoindre un bar.</text:span></text:p>
      <text:p text:style-name="P28"><text:tab/></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La page “Bars”</text:p>
      <text:p text:style-name="P5"/>
      <text:p text:style-name="P1">Le contenu de cette page se trouve dans “content/content_bars”, et est affiché via une fonction display(), qui utilise d’autres fonctions codées séparément.</text:p>
      <text:p text:style-name="P1"/>
      <text:p text:style-name="P1">Cette <text:span text:style-name="T2">page</text:span> comporte différentes options, selon le statut de l’utilisateur qui la consulte. </text:p>
      <text:p text:style-name="P1"/>
      <text:list xml:id="list3963761487043729565" text:style-name="L3">
        <text:list-item>
          <text:p text:style-name="P29">Utilisateur lambda:</text:p>
          <text:p text:style-name="P30"><text:span text:style-name="T18">On affiche la liste des bars présents à Point Gamma, avec pour chacun leur nom, une </text:span><text:span text:style-name="T24">description, une image.</text:span></text:p>
          <text:p text:style-name="P30"/>
        </text:list-item>
      </text:list>
      <text:list xml:id="list6325299893375099711" text:style-name="L4">
        <text:list-item>
          <text:p text:style-name="P31">Utilisateur X, mais non-président d’un bar :</text:p>
        </text:list-item>
      </text:list>
      <text:p text:style-name="P7"><text:tab/></text:p>
      <text:p text:style-name="P10"><text:tab/>NB : Ce statut d’utilisateur est celui de l’utilisateur «dominique ».</text:p>
      <text:p text:style-name="P32"><text:tab/></text:p>
      <text:list xml:id="list7322367209443173751" text:style-name="L5">
        <text:list-header>
          <text:p text:style-name="P45"><text:soft-page-break/><text:span text:style-name="T17">L’utilisateur peut s’inscrire dans le bar de son choix. Cependant, il lui faut attendre l’approbation du président du bar (voir </text:span><text:span text:style-name="T19">infra</text:span><text:span text:style-name="T16">) pour appartenir au bar. Une fois dans un bar, l’utilisateur a une nouvelle interface qui apparaît au dessus de la liste des bars : « Votre bar ». Les infos de son bar sont affichées, ainsi que la liste des membres du bar.</text:span></text:p>
        </text:list-header>
      </text:list>
      <text:p text:style-name="P8"/>
      <text:list xml:id="list1953071889689903680" text:style-name="L6">
        <text:list-item>
          <text:p text:style-name="P35">Utilisateur X, président d’un bar :</text:p>
        </text:list-item>
      </text:list>
      <text:p text:style-name="P9"><text:tab/></text:p>
      <text:p text:style-name="P10"><text:tab/><text:span text:style-name="T23">NB :</text:span>Ce statut d’utilisateur est celui de l’utilisateur «o<text:span text:style-name="T23">livier</text:span>», <text:span text:style-name="T23">président du «Bar Modal Web »</text:span>.</text:p>
      <text:list xml:id="list7266482260226459904" text:style-name="L7">
        <text:list-header>
          <text:p text:style-name="P33"><text:span text:style-name="T6">Le président du bar peut éditer la description de son bar. Il a </text:span><text:span text:style-name="T4">aussi </text:span><text:span text:style-name="T6">accès à la liste des membres, et peut les renvoyer. </text:span><text:span text:style-name="T4">Enfin, le président peut voir les candidatures exprimées pour rentrer dans son bar. En face de chaque candidat (identifiés par son login), il dispose d’un bouton « Approuver » </text:span><text:span text:style-name="T5">et d’un « Refuser »</text:span><text:span text:style-name="T4">.</text:span></text:p>
        </text:list-header>
      </text:list>
      <text:p text:style-name="P36"/>
      <text:p text:style-name="P36"/>
      <text:p text:style-name="P12"><text:span text:style-name="T4">E</text:span><text:span text:style-name="T3">dition de la description :</text:span><text:span text:style-name="T7"> </text:span></text:p>
      <text:p text:style-name="P37"/>
      <text:p text:style-name="P38"><text:tab/>L’édition de la description d’un bar se fait en cliquant sur « Modifier ».</text:p>
      <text:p text:style-name="P38">Le comportement est géré par un JavaScript, « editinplace.js ». Lors de l’appui sur «Modifier », on cache la description qui était affichée et on affiche une textarea, complétée automatiquement par l’ancienne description. L’utilisateur rentre alors la nouvelle description, et clique sur « Enregistrer ». </text:p>
      <text:p text:style-name="P13"><text:span text:style-name="T7"><text:tab/>Ce qu’il a envoyé est alors transmis par Ajax à un php sur le serveur (dans utilities/), </text:span><text:bookmark-start text:name="__DdeLink__115_491400102"/><text:span text:style-name="T7">« requestAJAXDesc.php »</text:span><text:bookmark-end text:name="__DdeLink__115_491400102"/><text:span text:style-name="T7">. </text:span><text:span text:style-name="T8">Ce php permet </text:span><text:span text:style-name="T9">d’effectuer la requête SQL et donc de mettre à jour la base de donnée « Bar » avec la nouvelle description. </text:span><text:span text:style-name="T10">Pour savoir dans quel bar faire ce changement, nous avons eu recours à un petit subterfuge : dans le content de « Bars », un paragraphe ayant pour argument « display:none » et avec comme contenu l’ID du bar à modifier. On peut ainsi accéder à l’ID dans le JavaScript via la méthode $("#barID").html()</text:span></text:p>
      <text:p text:style-name="P13"><text:span text:style-name="T10"><text:tab/></text:span><text:span text:style-name="T11">Si tout s’est bien passé, le serveur renvoie « Success », et on change la description affichée directement sans recharger la page. </text:span></text:p>
      <text:p text:style-name="P14"><text:span text:style-name="T11"><text:tab/>D’un point de vue sécurité, on contrôle avec htmlspecialchars() </text:span><text:span text:style-name="T12">ce qu’on envoie dans la requête SQL dans </text:span><text:span text:style-name="T7">« requestAJAXDesc.php ». </text:span><text:span text:style-name="T12">Ceci laisse à l’utilisateur la possibilité d’insérer du code HTML dans l’affichage de sa description, qui sera affichée seulement pour lui, mais disparaîtra dès qu’il rechargera la page</text:span></text:p>
      <text:p text:style-name="P39"/>
      <text:p text:style-name="P43">Approbation/Refus d’un candidat, Désistement :</text:p>
      <text:p text:style-name="P40"/>
      <text:p text:style-name="P15"><text:span text:style-name="T7"><text:tab/>Le président d’un bar peut gérer les candidatures, et un membre d’un bar peut choisir de le quitter. </text:span><text:span text:style-name="T13">Pour cela, il leur suffit d’appuyer sur le bouton correspondant. Ce bouton Bootstrap redirige vers la même page, mais avec de plus une donnée supplémentaire dans $_GET indiquant ce qu’il y a à faire. Quand la page se recharge, elle </text:span><text:span text:style-name="T14">regarde les données de $_GET et effectue la tâche correspondante, envoyant alors une requête SQL pour changer notre base de donnée. </text:span></text:p>
      <text:p text:style-name="P15"><text:span text:style-name="T14"><text:tab/></text:span><text:span text:style-name="T15">Les fonctions ne sont appelées que si l’utilisateur est président/dans un bar. Il n’y a donc pas de risque qu’un utilisateur externe exploite $_GET pour faire accepter/rejeter un membre.</text:span></text:p>
      <text:p text:style-name="P41"/>
      <text:p text:style-name="P41"/>
      <text:p text:style-name="P42"/>
      <text:p text:style-name="P42"/>
      <text:p text:style-name="P40"/>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083a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Projet Github si vous souhaitez y accéder : github.com/demaze/Eazy-J</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4:57:11.853375209</meta:creation-date>
    <meta:generator>LibreOffice/5.1.6.2$Linux_X86_64 LibreOffice_project/10m0$Build-2</meta:generator>
    <dc:date>2018-01-09T18:12:59.813043849</dc:date>
    <meta:editing-duration>PT2H46M1S</meta:editing-duration>
    <meta:editing-cycles>44</meta:editing-cycles>
    <meta:document-statistic meta:table-count="0" meta:image-count="0" meta:object-count="0" meta:page-count="4" meta:paragraph-count="47" meta:word-count="938" meta:character-count="5600" meta:non-whitespace-character-count="4695"/>
  </office:meta>
</office:document-meta>
</file>